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874in"/>
    </style:style>
    <style:style style:name="co2" style:family="table-column">
      <style:table-column-properties fo:break-before="auto" style:column-width="0.9035in"/>
    </style:style>
    <style:style style:name="co3" style:family="table-column">
      <style:table-column-properties fo:break-before="auto" style:column-width="0.7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treated</text:p>
          </table:table-cell>
          <table:table-cell office:value-type="string" calcext:value-type="string">
            <text:p>untreated</text:p>
          </table:table-cell>
          <table:table-cell office:value-type="string" calcext:value-type="string">
            <text:p>species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435" calcext:value-type="float">
            <text:p>0.343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067" calcext:value-type="float">
            <text:p>0.6067</text:p>
          </table:table-cell>
          <table:table-cell office:value-type="float" office:value="0.1422" calcext:value-type="float">
            <text:p>0.1422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1111" calcext:value-type="float">
            <text:p>0.1111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004" calcext:value-type="float">
            <text:p>0.7004</text:p>
          </table:table-cell>
          <table:table-cell office:value-type="float" office:value="0.3128" calcext:value-type="float">
            <text:p>0.3128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293" calcext:value-type="float">
            <text:p>1.2293</text:p>
          </table:table-cell>
          <table:table-cell office:value-type="float" office:value="0.0311" calcext:value-type="float">
            <text:p>0.0311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5242" calcext:value-type="float">
            <text:p>0.5242</text:p>
          </table:table-cell>
          <table:table-cell office:value-type="float" office:value="0.1644" calcext:value-type="float">
            <text:p>0.1644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4792" calcext:value-type="float">
            <text:p>0.4792</text:p>
          </table:table-cell>
          <table:table-cell office:value-type="float" office:value="0.0533" calcext:value-type="float">
            <text:p>0.0533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2578" calcext:value-type="float">
            <text:p>0.2578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4011" calcext:value-type="float">
            <text:p>0.4011</text:p>
          </table:table-cell>
          <table:table-cell office:value-type="float" office:value="0.3911" calcext:value-type="float">
            <text:p>0.3911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0311" calcext:value-type="float">
            <text:p>0.0311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526" calcext:value-type="float">
            <text:p>0.1526</text:p>
          </table:table-cell>
          <table:table-cell office:value-type="float" office:value="0.1422" calcext:value-type="float">
            <text:p>0.1422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668" calcext:value-type="float">
            <text:p>0.4668</text:p>
          </table:table-cell>
          <table:table-cell office:value-type="float" office:value="0.2222" calcext:value-type="float">
            <text:p>0.2222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455" calcext:value-type="float">
            <text:p>0.4455</text:p>
          </table:table-cell>
          <table:table-cell office:value-type="float" office:value="0.1244" calcext:value-type="float">
            <text:p>0.1244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3556" calcext:value-type="float">
            <text:p>0.3556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169" calcext:value-type="float">
            <text:p>0.2169</text:p>
          </table:table-cell>
          <table:table-cell office:value-type="float" office:value="0.0356" calcext:value-type="float">
            <text:p>0.0356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192" calcext:value-type="float">
            <text:p>0.1192</text:p>
          </table:table-cell>
          <table:table-cell office:value-type="float" office:value="0.0444" calcext:value-type="float">
            <text:p>0.0444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035" calcext:value-type="float">
            <text:p>0.1035</text:p>
          </table:table-cell>
          <table:table-cell office:value-type="float" office:value="0.0578" calcext:value-type="float">
            <text:p>0.0578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216" calcext:value-type="float">
            <text:p>0.1216</text:p>
          </table:table-cell>
          <table:table-cell office:value-type="float" office:value="0.0578" calcext:value-type="float">
            <text:p>0.0578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0444" calcext:value-type="float">
            <text:p>0.0444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.164" calcext:value-type="float">
            <text:p>0.164</text:p>
          </table:table-cell>
          <table:table-cell office:value-type="float" office:value="0.0178" calcext:value-type="float">
            <text:p>0.0178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382290117" calcext:value-type="float">
            <text:p>1.382290117</text:p>
          </table:table-cell>
          <table:table-cell office:value-type="float" office:value="0.238095238" calcext:value-type="float">
            <text:p>0.238095238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64035773" calcext:value-type="float">
            <text:p>0.64035773</text:p>
          </table:table-cell>
          <table:table-cell office:value-type="float" office:value="0.516666667" calcext:value-type="float">
            <text:p>0.516666667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231015314" calcext:value-type="float">
            <text:p>1.23101531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56" calcext:value-type="float">
            <text:p>1.56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.27" calcext:value-type="float">
            <text:p>1.2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.809660023" calcext:value-type="float">
            <text:p>0.809660023</text:p>
          </table:table-cell>
          <table:table-cell office:value-type="float" office:value="0.465608466" calcext:value-type="float">
            <text:p>0.465608466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.14275979" calcext:value-type="float">
            <text:p>0.14275979</text:p>
          </table:table-cell>
          <table:table-cell office:value-type="float" office:value="0.046666667" calcext:value-type="float">
            <text:p>0.046666667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.160033838" calcext:value-type="float">
            <text:p>0.160033838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.75" calcext:value-type="float">
            <text:p>0.75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25" calcext:value-type="float">
            <text:p>0.25</text:p>
          </table:table-cell>
          <table:table-cell office:value-type="float" office:value="0.031111111" calcext:value-type="float">
            <text:p>0.031111111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25190644" calcext:value-type="float">
            <text:p>0.25190644</text:p>
          </table:table-cell>
          <table:table-cell office:value-type="float" office:value="0.004444444" calcext:value-type="float">
            <text:p>0.004444444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37698413" calcext:value-type="float">
            <text:p>0.37698413</text:p>
          </table:table-cell>
          <table:table-cell office:value-type="float" office:value="0.075555556" calcext:value-type="float">
            <text:p>0.075555556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32541547" calcext:value-type="float">
            <text:p>0.32541547</text:p>
          </table:table-cell>
          <table:table-cell office:value-type="float" office:value="0.062222222" calcext:value-type="float">
            <text:p>0.062222222</text:p>
          </table:table-cell>
          <table:table-cell office:value-type="string" calcext:value-type="string">
            <text:p>chinook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01466751" calcext:value-type="float">
            <text:p>0.01466751</text:p>
          </table:table-cell>
          <table:table-cell office:value-type="float" office:value="0.075555556" calcext:value-type="float">
            <text:p>0.075555556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02083333" calcext:value-type="float">
            <text:p>0.02083333</text:p>
          </table:table-cell>
          <table:table-cell office:value-type="float" office:value="0.004444444" calcext:value-type="float">
            <text:p>0.004444444</text:p>
          </table:table-cell>
          <table:table-cell office:value-type="string" calcext:value-type="string">
            <text:p>steelhead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0.01809524" calcext:value-type="float">
            <text:p>0.01809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eelh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07:57:33.0581551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03T07:57:50.166584702</dc:date>
    <meta:editing-duration>PT11M6S</meta:editing-duration>
    <meta:editing-cycles>4</meta:editing-cycles>
    <meta:generator>LibreOffice/24.8.2.1$MacOSX_AARCH64 LibreOffice_project/0f794b6e29741098670a3b95d60478a65d05ef13</meta:generator>
    <meta:document-statistic meta:table-count="1" meta:cell-count="156" meta:object-count="0"/>
  </office:meta>
</office:document-meta>
</file>